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7.0868in" style:rel-width="100%" fo:margin-left="0in" table:align="left"/>
    </style:style>
    <style:style style:name="Таблица1.A" style:family="table-column">
      <style:table-column-properties style:column-width="3.5431in" style:rel-column-width="5112*"/>
    </style:style>
    <style:style style:name="Таблица1.B" style:family="table-column">
      <style:table-column-properties style:column-width="3.5438in" style:rel-column-width="5113*"/>
    </style:style>
    <style:style style:name="Таблица1.A1" style:family="table-cell">
      <style:table-cell-properties fo:padding-left="0.0069in" fo:padding-right="0.0069in" fo:padding-top="0in" fo:padding-bottom="0in" fo:border="none"/>
    </style:style>
    <style:style style:name="Таблица2" style:family="table">
      <style:table-properties style:width="7.0868in" fo:margin-left="0in" table:align="left"/>
    </style:style>
    <style:style style:name="Таблица2.A" style:family="table-column">
      <style:table-column-properties style:column-width="3.5431in"/>
    </style:style>
    <style:style style:name="Таблица2.B" style:family="table-column">
      <style:table-column-properties style:column-width="3.5438in"/>
    </style:style>
    <style:style style:name="Таблица2.A1" style:family="table-cell">
      <style:table-cell-properties fo:padding-left="0.0069in" fo:padding-right="0.0069in" fo:padding-top="0in" fo:padding-bottom="0in" fo:border="none"/>
    </style:style>
    <style:style style:name="Таблица3" style:family="table">
      <style:table-properties style:width="5.8646in" fo:margin-left="0.0313in" table:align="left"/>
    </style:style>
    <style:style style:name="Таблица3.A" style:family="table-column">
      <style:table-column-properties style:column-width="0.3958in"/>
    </style:style>
    <style:style style:name="Таблица3.B" style:family="table-column">
      <style:table-column-properties style:column-width="2.7917in"/>
    </style:style>
    <style:style style:name="Таблица3.C" style:family="table-column">
      <style:table-column-properties style:column-width="2.6771in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5.8646in" fo:margin-left="0.0313in" table:align="left"/>
    </style:style>
    <style:style style:name="Таблица4.A" style:family="table-column">
      <style:table-column-properties style:column-width="0.3958in"/>
    </style:style>
    <style:style style:name="Таблица4.B" style:family="table-column">
      <style:table-column-properties style:column-width="2.7917in"/>
    </style:style>
    <style:style style:name="Таблица4.C" style:family="table-column">
      <style:table-column-properties style:column-width="2.6771in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7.0868in" fo:margin-left="0.0313in" table:align="left"/>
    </style:style>
    <style:style style:name="Таблица5.A" style:family="table-column">
      <style:table-column-properties style:column-width="1.4174in"/>
    </style:style>
    <style:style style:name="Таблица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Таблица5.E1" style:family="table-cell">
      <style:table-cell-properties style:vertical-align="middle" fo:padding="0.0382in" fo:border="0.05pt solid #000000"/>
    </style:style>
    <style:style style:name="Таблица5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Таблица6" style:family="table">
      <style:table-properties style:width="7.0868in" fo:margin-left="0.0313in" table:align="left"/>
    </style:style>
    <style:style style:name="Таблица6.A" style:family="table-column">
      <style:table-column-properties style:column-width="2.3618in"/>
    </style:style>
    <style:style style:name="Таблица6.B" style:family="table-column">
      <style:table-column-properties style:column-width="2.3625in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7pt" style:font-size-asian="7pt" style:font-size-complex="7pt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style:font-size-complex="12.5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style:font-size-complex="12.5pt"/>
    </style:style>
    <style:style style:name="P8" style:family="paragraph" style:parent-style-name="Table_20_Contents">
      <style:text-properties style:font-size-complex="12.5pt"/>
    </style:style>
    <style:style style:name="P9" style:family="paragraph" style:parent-style-name="Table_20_Contents">
      <style:paragraph-properties fo:text-align="center" style:justify-single-word="false"/>
      <style:text-properties style:font-size-complex="12.5pt"/>
    </style:style>
    <style:style style:name="P10" style:family="paragraph" style:parent-style-name="Table_20_Contents">
      <style:text-properties fo:language="en" fo:country="US" style:font-size-complex="12.5pt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Times New Roman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Times New Roman" fo:font-size="10.5pt" style:font-size-asian="10.5pt" style:font-size-complex="10.5pt"/>
    </style:style>
    <style:style style:name="P13" style:family="paragraph" style:parent-style-name="ЕСПД_2f_Заголовок_20_аннотации">
      <style:text-properties style:font-name="Times New Roman"/>
    </style:style>
    <style:style style:name="P14" style:family="paragraph" style:parent-style-name="ЕСПД_2f_Абзац">
      <style:text-properties style:font-name="Times New Roman"/>
    </style:style>
    <style:style style:name="P15" style:family="paragraph" style:parent-style-name="ЕСПД_2f_Абзац">
      <style:text-properties style:font-name="Times New Roman" style:font-name-complex="Times New Roman" style:font-size-complex="12.5pt"/>
    </style:style>
    <style:style style:name="P16" style:family="paragraph" style:parent-style-name="ЕСПД_2f_Абзац">
      <style:text-properties fo:color="#000000" style:font-name="Times New Roman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Standard">
      <style:text-properties style:font-name="Times New Roman" fo:font-size="7pt" style:font-size-asian="7pt" style:font-size-complex="7pt"/>
    </style:style>
    <style:style style:name="P19" style:family="paragraph" style:parent-style-name="ЕСПД_2f_Абзац">
      <style:paragraph-properties fo:margin-left="0in" fo:margin-right="0in" fo:text-indent="0in" style:auto-text-indent="false"/>
    </style:style>
    <style:style style:name="P20" style:family="paragraph" style:parent-style-name="ЕСПД_2f_Абзац">
      <style:paragraph-properties fo:margin-left="0in" fo:margin-right="0in" fo:text-align="justify" style:justify-single-word="false" fo:text-indent="0in" style:auto-text-indent="false"/>
    </style:style>
    <style:style style:name="P21" style:family="paragraph" style:parent-style-name="Обычный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22" style:family="paragraph" style:parent-style-name="ЕСПД_2f_Перечисление_20_с_20_дефисом">
      <style:text-properties style:font-name="Times New Roman"/>
    </style:style>
    <style:style style:name="P23" style:family="paragraph" style:parent-style-name="ЕСПД_2f_Перечисление_20_с_20_дефисом">
      <style:text-properties style:font-name="Times New Roman" style:font-name-complex="Times New Roman"/>
    </style:style>
    <style:style style:name="P24" style:family="paragraph" style:parent-style-name="ЕСПД_2f_Абзац">
      <style:text-properties style:font-name="Times New Roman"/>
    </style:style>
    <style:style style:name="P25" style:family="paragraph" style:parent-style-name="ЕСПД_2f_Абзац">
      <style:text-properties officeooo:paragraph-rsid="0001eb4d"/>
    </style:style>
    <style:style style:name="P26" style:family="paragraph" style:parent-style-name="Table_20_Contents" style:master-page-name="MPF0">
      <style:paragraph-properties fo:text-align="center" style:justify-single-word="false" style:page-number="auto" fo:break-before="pag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.5pt" style:font-size-asian="10.5pt" style:font-size-complex="10.5pt"/>
    </style:style>
    <style:style style:name="T3" style:family="text">
      <style:text-properties style:font-name="Times New Roman" fo:font-size="10.5pt" fo:language="en" fo:country="US" style:font-size-asian="10.5pt" style:font-size-complex="10.5pt"/>
    </style:style>
    <style:style style:name="T4" style:family="text">
      <style:text-properties style:font-name="Times New Roman" fo:font-size="10.5pt" fo:language="en" fo:country="US" fo:background-color="#ffffff" loext:char-shading-value="0" style:font-size-asian="10.5pt" style:font-size-complex="10.5pt"/>
    </style:style>
    <style:style style:name="T5" style:family="text">
      <style:text-properties style:font-name="Times New Roman" fo:font-size="10.5pt" fo:background-color="#ffffff" loext:char-shading-value="0" style:font-size-asian="10.5pt" style:font-size-complex="10.5pt"/>
    </style:style>
    <style:style style:name="T6" style:family="text">
      <style:text-properties style:font-name="Times New Roman" fo:font-size="10.5pt" fo:background-color="#ffffff" loext:char-shading-value="0" style:font-name-asian="Times New Roman" style:font-size-asian="10.5pt" style:font-name-complex="Times New Roman" style:font-size-complex="10.5pt"/>
    </style:style>
    <style:style style:name="T7" style:family="text">
      <style:text-properties style:font-name="Times New Roman" fo:language="en" fo:country="US"/>
    </style:style>
    <style:style style:name="T8" style:family="text">
      <style:text-properties style:font-name="Times New Roman" fo:language="en" fo:country="US" officeooo:rsid="004c04c1"/>
    </style:style>
    <style:style style:name="T9" style:family="text">
      <style:text-properties style:font-name="Times New Roman" fo:language="en" fo:country="US" officeooo:rsid="00526b6c"/>
    </style:style>
    <style:style style:name="T10" style:family="text">
      <style:text-properties style:font-name="Times New Roman" fo:language="en" fo:country="US" officeooo:rsid="005456cf"/>
    </style:style>
    <style:style style:name="T11" style:family="text">
      <style:text-properties style:font-name="Times New Roman" fo:font-size="7pt" style:font-size-asian="7pt" style:font-size-complex="7pt"/>
    </style:style>
    <style:style style:name="T12" style:family="text">
      <style:text-properties style:font-name="Times New Roman" style:font-name-complex="Times New Roman"/>
    </style:style>
    <style:style style:name="T13" style:family="text">
      <style:text-properties style:font-name="Times New Roman" style:font-name-complex="Times New Roman" style:font-size-complex="12.5pt"/>
    </style:style>
    <style:style style:name="T14" style:family="text">
      <style:text-properties style:font-name="Times New Roman" fo:language="ru" fo:country="RU" officeooo:rsid="004c04c1"/>
    </style:style>
    <style:style style:name="T15" style:family="text">
      <style:text-properties style:font-name="Times New Roman" fo:language="ru" fo:country="RU" officeooo:rsid="006009b2"/>
    </style:style>
    <style:style style:name="T16" style:family="text">
      <style:text-properties style:font-name="Times New Roman" fo:language="ru" fo:country="RU" officeooo:rsid="004d9d38"/>
    </style:style>
    <style:style style:name="T17" style:family="text">
      <style:text-properties style:font-name="Times New Roman" fo:language="ru" fo:country="RU" officeooo:rsid="004e9a0e"/>
    </style:style>
    <style:style style:name="T18" style:family="text">
      <style:text-properties style:font-name="Times New Roman" fo:language="ru" fo:country="RU" officeooo:rsid="0050503a"/>
    </style:style>
    <style:style style:name="T19" style:family="text">
      <style:text-properties style:font-name="Times New Roman" fo:language="ru" fo:country="RU" officeooo:rsid="0050bf02"/>
    </style:style>
    <style:style style:name="T20" style:family="text">
      <style:text-properties style:font-name="Times New Roman" fo:language="ru" fo:country="RU" officeooo:rsid="00526b6c"/>
    </style:style>
    <style:style style:name="T21" style:family="text">
      <style:text-properties style:font-name="Times New Roman" fo:language="ru" fo:country="RU" officeooo:rsid="0053a843"/>
    </style:style>
    <style:style style:name="T22" style:family="text">
      <style:text-properties style:font-name="Times New Roman" fo:language="ru" fo:country="RU" officeooo:rsid="005456cf"/>
    </style:style>
    <style:style style:name="T23" style:family="text">
      <style:text-properties style:font-name="Times New Roman" fo:language="ru" fo:country="RU" officeooo:rsid="00565136"/>
    </style:style>
    <style:style style:name="T24" style:family="text">
      <style:text-properties fo:color="#000000"/>
    </style:style>
    <style:style style:name="T25" style:family="text">
      <style:text-properties fo:color="#000000" style:font-name="Times New Roman"/>
    </style:style>
    <style:style style:name="T26" style:family="text">
      <style:text-properties fo:color="#000000" style:font-name="Times New Roman" fo:font-size="10.5pt" style:font-size-asian="10.5pt" style:font-size-complex="10.5pt"/>
    </style:style>
    <style:style style:name="T27" style:family="text">
      <style:text-properties fo:color="#000000" style:font-name="Times New Roman" style:font-size-complex="12.5pt"/>
    </style:style>
    <style:style style:name="T28" style:family="text">
      <style:text-properties fo:color="#000000" style:font-name="Times New Roman" fo:font-size="7pt" style:font-size-asian="7pt" style:font-size-complex="7pt"/>
    </style:style>
    <style:style style:name="T29" style:family="text">
      <style:text-properties fo:color="#000000" style:font-name="Times New Roman" fo:language="ru" fo:country="RU" officeooo:rsid="006009b2"/>
    </style:style>
    <style:style style:name="T30" style:family="text">
      <style:text-properties fo:color="#000000" style:font-name="Times New Roman" fo:language="ru" fo:country="RU" officeooo:rsid="004c04c1"/>
    </style:style>
    <style:style style:name="T31" style:family="text">
      <style:text-properties fo:color="#000000" style:font-name="Times New Roman" fo:language="ru" fo:country="RU" officeooo:rsid="005cedff"/>
    </style:style>
    <style:style style:name="T32" style:family="text">
      <style:text-properties fo:color="#000000" style:font-name="Times New Roman" fo:language="ru" fo:country="RU" officeooo:rsid="004d9d38"/>
    </style:style>
    <style:style style:name="T33" style:family="text">
      <style:text-properties fo:color="#000000" fo:language="en" fo:country="US"/>
    </style:style>
    <style:style style:name="T34" style:family="text">
      <style:text-properties fo:color="#000000" fo:language="ru" fo:country="RU"/>
    </style:style>
    <style:style style:name="T35" style:family="text">
      <style:text-properties fo:text-transform="uppercase" style:font-name="Times New Roman" fo:font-size="10.5pt" style:font-size-asian="10.5pt" style:font-size-complex="10.5pt"/>
    </style:style>
    <style:style style:name="T36" style:family="text">
      <style:text-properties fo:language="en" fo:country="US"/>
    </style:style>
    <style:style style:name="T37" style:family="text">
      <style:text-properties fo:language="en" fo:country="US" style:font-size-complex="12.5pt"/>
    </style:style>
    <style:style style:name="T38" style:family="text">
      <style:text-properties fo:font-size="12pt" fo:font-style="normal" style:font-size-asian="12pt" style:font-style-asian="normal" style:font-style-complex="normal"/>
    </style:style>
    <style:style style:name="T39" style:family="text">
      <style:text-properties style:font-name="Arial" fo:font-size="12pt" fo:font-style="normal" style:font-name-asian="Arial" style:font-size-asian="12pt" style:font-style-asian="normal" style:font-name-complex="Arial" style:font-style-complex="normal"/>
    </style:style>
    <style:style style:name="T40" style:family="text">
      <style:text-properties style:font-name="Arial" style:font-name-asian="Arial" style:font-name-complex="Arial"/>
    </style:style>
    <style:style style:name="T41" style:family="text">
      <style:text-properties style:font-name="Arial" fo:font-style="normal" style:font-name-asian="Arial" style:font-style-asian="normal" style:font-name-complex="Arial" style:font-style-complex="normal"/>
    </style:style>
    <style:style style:name="T42" style:family="text">
      <style:text-properties style:font-size-complex="12.5pt"/>
    </style:style>
    <style:style style:name="T43" style:family="text">
      <style:text-properties fo:language="ru" fo:country="RU"/>
    </style:style>
    <style:style style:name="T44" style:family="text">
      <style:text-properties fo:color="#ff0000" style:font-name="Times New Roman"/>
    </style:style>
    <style:style style:name="T45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Основной_20_шрифт_20_абзаца"><text:span text:style-name="T35"><text:s/>«Московский приборостроительный техникум»</text:span></text:span><text:span text:style-name="Основной_20_шрифт_20_абзаца"><text:span text:style-name="T2"><text:line-break/>федерального государственного бюджетного образовательного учреждения<text:line-break/>высшего профессионального образования<text:line-break/>«Российский государственный торгово‑экономический университет»<text:line-break/>(МПТ РГТЭУ)</text:span></text:span></text:p>
      <text:p text:style-name="P2"/>
      <text:p text:style-name="P2">Специальность 230115 «Программирование в компьютерных системах»</text:p>
      <text:p text:style-name="P2"/>
      <text:p text:style-name="P2">Учебная практика УП.05 «Технология разработки программного обеспечения»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>УТВЕРЖДАЮ</text:p>
            <text:p text:style-name="P2">Председатель ЦМК спецдисциплин 230105 и профессиональных модулей 230115</text:p>
            <text:p text:style-name="P2">_________________________ Л. А. Варламова</text:p>
            <text:p text:style-name="P12">«______» ______________________ 2014 года</text:p>
          </table:table-cell>
        </table:table-row>
      </table:table>
      <text:p text:style-name="P2"/>
      <text:p text:style-name="P1"><text:span text:style-name="Основной_20_шрифт_20_абзаца"><text:span text:style-name="T2">Тема: «</text:span></text:span><text:span text:style-name="Основной_20_шрифт_20_абзаца"><text:span text:style-name="T3">“</text:span></text:span><text:span text:style-name="Основной_20_шрифт_20_абзаца"><text:span text:style-name="T4">Умное</text:span></text:span><text:span text:style-name="Основной_20_шрифт_20_абзаца"><text:span text:style-name="T5"> расписание</text:span></text:span><text:span text:style-name="Основной_20_шрифт_20_абзаца"><text:span text:style-name="T6">”</text:span></text:span><text:span text:style-name="Основной_20_шрифт_20_абзаца"><text:span text:style-name="T2">»</text:span></text:span></text:p>
      <text:p text:style-name="P2"/>
      <text:p text:style-name="P2">МПТ РГТЭУ.П329-ПМ02.ПР ТРПО 03 14</text:p>
      <text:p text:style-name="P2"/>
      <text:p text:style-name="P2">Техническое задание</text:p>
      <text:p text:style-name="P2"/>
      <text:p text:style-name="P2">Листов: 16</text:p>
      <text:p text:style-name="P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СОГЛАСОВАНО</text:p>
            <text:p text:style-name="P2">Заказчик</text:p>
            <text:p text:style-name="P2">___________________________ С. В. Караваев</text:p>
            <text:p text:style-name="P2">«______» ______________________ 2014 года</text:p>
          </table:table-cell>
          <table:table-cell table:style-name="Таблица2.A1" office:value-type="string">
            <text:p text:style-name="P2">Руководитель</text:p>
            <text:p text:style-name="P2"/>
            <text:p text:style-name="P2">__________________________ С. В. Караваев</text:p>
            <text:p text:style-name="P2">«______» ______________________ 2014 года</text:p>
          </table:table-cell>
        </table:table-row>
        <table:table-row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2"/>
            <text:p text:style-name="P2">Разработчики</text:p>
            <text:p text:style-name="P2">_____________________________ П. С. Мосеин</text:p>
            <text:p text:style-name="P2">«______» ______________________ 2014 года</text:p>
            <text:p text:style-name="P2"/>
            <text:p text:style-name="P2">______________________________ С. А. Байков</text:p>
            <text:p text:style-name="P2">«______» ______________________ 2014 года</text:p>
            <text:p text:style-name="P2"/>
          </table:table-cell>
        </table:table-row>
      </table:table>
      <text:p text:style-name="P3"/>
      <text:p text:style-name="P3"/>
      <text:p text:style-name="P3"/>
      <text:p text:style-name="P3"/>
      <text:p text:style-name="P3">2014</text:p>
      <text:p text:style-name="P13">Аннотация</text:p>
      <text:p text:style-name="ЕСПД_2f_Абзац"><text:span text:style-name="Основной_20_шрифт_20_абзаца"><text:span text:style-name="T1">В данном программном документе приведено техническое задание на разработку прикладного приложения и обеспечения его эксплуатации в здании МПТ РГТЭУ .</text:span></text:span></text:p>
      <text:p text:style-name="ЕСПД_2f_Абзац"><text:span text:style-name="Основной_20_шрифт_20_абзаца"><text:span text:style-name="T1">В разделе «Введение» указано наименование, краткая характеристика области применения программного продукта.</text:span></text:span></text:p>
      <text:p text:style-name="ЕСПД_2f_Абзац"><text:span text:style-name="Основной_20_шрифт_20_абзаца"><text:span text:style-name="T1">В разделе «Основания для разработки» указаны документы, на основании которых ведется разработка, наименование и условное обозначение темы разработки.</text:span></text:span></text:p>
      <text:p text:style-name="ЕСПД_2f_Абзац"><text:span text:style-name="Основной_20_шрифт_20_абзаца"><text:span text:style-name="T1">В данном программном документе в разделе «Назначение разработки» указано функциональное и эксплуатационное назначение программного продукта.</text:span></text:span></text:p>
      <text:p text:style-name="P14">Раздел «Требования к программе» содержит следующие подразделы:</text:p>
      <text:h text:style-name="P22" text:outline-level="6">требования к функциональным характеристикам;</text:h>
      <text:h text:style-name="P22" text:outline-level="6">требования к надежности;</text:h>
      <text:h text:style-name="P22" text:outline-level="6">условия эксплуатации;</text:h>
      <text:h text:style-name="P22" text:outline-level="6">требования к составу и параметрам технических средств;</text:h>
      <text:h text:style-name="P22" text:outline-level="6">требования к информационной и программной совместимости;</text:h>
      <text:h text:style-name="P22" text:outline-level="6">специальные требования.</text:h>
      <text:p text:style-name="P14">В разделе «Требования к программной документации» указаны предварительный состав программной документации и специальные требования к ней.</text:p>
      <text:p text:style-name="ЕСПД_2f_Абзац"><text:span text:style-name="Основной_20_шрифт_20_абзаца"><text:span text:style-name="T1">В разделе «Технико­‑экономические показатели» указаны: ориентировочная экономическая эффективность, предполагаемая годовая потребность, экономические преимущества разработки.</text:span></text:span></text:p>
      <text:p text:style-name="P14">В разделе «Стадии и этапы разработки» установлены необходимые стадии разработки, этапы и содержание работ.</text:p>
      <text:p text:style-name="P14">В разделе «Порядок контроля и приемки» должны быть указаны виды испытаний и общие требования к приемке работы.</text:p>
      <text:p text:style-name="P14">Оформление программного документа «Техническое задание» произведено по требованиям Единая система программной документации (далее — ЕСПД).</text:p>
      <text:p text:style-name="P14"/>
      <text:p text:style-name="P14"/>
      <text:p text:style-name="P14"/>
      <text:p text:style-name="P14"/>
      <text:p text:style-name="P14"/>
      <text:table-of-content text:style-name="Sect1" text:name="_TOC0">
        <text:table-of-content-source text:outline-level="9" text:use-outline-level="false" text:use-index-marks="false" text:use-index-source-styles="true">
          <text:index-title-template text:style-name="Contents_20_Heading">Оглавление</text:index-title-template>
          <text:table-of-content-entry-template text:outline-level="1" text:style-name="Обычный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ЕСПД_2f_Заголовок_20_раздела_20_без_20_номера"/>
            <text:index-source-style text:style-name="ЕСПД_2f_Заголовок_20_раздела_20_с_20_номером"/>
          </text:index-source-styles>
          <text:index-source-styles text:outline-level="2">
            <text:index-source-style text:style-name="ЕСПД_2f_Заголовок_20_подраздела"/>
          </text:index-source-styles>
          <text:index-source-styles text:outline-level="3">
            <text:index-source-style text:style-name="ЕСПД_2f_Заголовок_20_пункта"/>
          </text:index-source-styles>
          <text:index-source-styles text:outline-level="4">
            <text:index-source-style text:style-name="ЕСПД_2f_Заголовок_20_подпункта"/>
          </text:index-source-styles>
        </text:table-of-content-source>
        <text:index-body>
          <text:index-title text:style-name="Sect1" text:name="_TOC0_Head">
            <text:p text:style-name="Contents_20_Heading"><text:soft-page-break/>Оглавление</text:p>
          </text:index-title>
          <text:p text:style-name="P21"><text:a xlink:type="simple" xlink:href="#__RefHeading__3971_163877884">Введение<text:tab/>4</text:a></text:p>
          <text:p text:style-name="P21"><text:a xlink:type="simple" xlink:href="#__RefHeading__661_163877884">Основания для разработки<text:tab/>5</text:a></text:p>
          <text:p text:style-name="P21"><text:a xlink:type="simple" xlink:href="#__RefHeading__663_163877884">Назначение разработки<text:tab/>6</text:a></text:p>
          <text:p text:style-name="P21"><text:a xlink:type="simple" xlink:href="#__RefHeading__1173_128976759">Функциональное назначение программы<text:tab/>6</text:a></text:p>
          <text:p text:style-name="P21"><text:a xlink:type="simple" xlink:href="#__RefHeading__1175_128976759">Эксплуатационное назначение программы<text:tab/>6</text:a></text:p>
          <text:p text:style-name="P21"><text:a xlink:type="simple" xlink:href="#__RefHeading__665_163877884">Требования к программе или программному изделию<text:tab/>7</text:a></text:p>
          <text:p text:style-name="P21"><text:a xlink:type="simple" xlink:href="#__RefHeading__1288_84041471">Требования к функциональным характеристикам<text:tab/>7</text:a></text:p>
          <text:p text:style-name="P21"><text:a xlink:type="simple" xlink:href="#__RefHeading__1290_84041471">Описание программы<text:tab/>7</text:a></text:p>
          <text:p text:style-name="P21"><text:a xlink:type="simple" xlink:href="#__RefHeading__1292_84041471">Требования к подсистеме импорта<text:tab/>7</text:a></text:p>
          <text:p text:style-name="P21"><text:a xlink:type="simple" xlink:href="#__RefHeading__1294_84041471">Требования к модулю изменений расписания<text:tab/>8</text:a></text:p>
          <text:p text:style-name="P21"><text:a xlink:type="simple" xlink:href="#__RefHeading__1296_84041471">Модуль экспорта полученной информации в Google Calendar<text:tab/>8</text:a></text:p>
          <text:p text:style-name="P21"><text:a xlink:type="simple" xlink:href="#__RefHeading__1298_84041471">Разделение прав доступа.<text:tab/>9</text:a></text:p>
          <text:p text:style-name="P21"><text:a xlink:type="simple" xlink:href="#__RefHeading__669_163877884">Требования к надёжности<text:tab/>9</text:a></text:p>
          <text:p text:style-name="P21"><text:a xlink:type="simple" xlink:href="#__RefHeading__671_163877884">Условия эксплуатации<text:tab/>9</text:a></text:p>
          <text:p text:style-name="P21"><text:a xlink:type="simple" xlink:href="#__RefHeading__673_163877884">Требования к составу и параметрам технических средств<text:tab/>10</text:a></text:p>
          <text:p text:style-name="P21"><text:a xlink:type="simple" xlink:href="#__RefHeading__675_163877884">Требования к информационной и программной совместимости<text:tab/>10</text:a></text:p>
          <text:p text:style-name="P21"><text:a xlink:type="simple" xlink:href="#__RefHeading__677_163877884">Требования к маркировке и упаковке<text:tab/>10</text:a></text:p>
          <text:p text:style-name="P21"><text:a xlink:type="simple" xlink:href="#__RefHeading__679_163877884">Требования к транспортированию и хранению<text:tab/>11</text:a></text:p>
          <text:p text:style-name="P21"><text:a xlink:type="simple" xlink:href="#__RefHeading__681_163877884">Специальные требования<text:tab/>11</text:a></text:p>
          <text:p text:style-name="P21"><text:a xlink:type="simple" xlink:href="#__RefHeading__683_163877884">Требования к программной документации<text:tab/>12</text:a></text:p>
          <text:p text:style-name="P21"><text:a xlink:type="simple" xlink:href="#__RefHeading__1177_128976759">Предварительный состав программной документации<text:tab/>12</text:a></text:p>
          <text:p text:style-name="P21"><text:a xlink:type="simple" xlink:href="#__RefHeading__1179_128976759">Специальные требования к программной документации<text:tab/>12</text:a></text:p>
          <text:p text:style-name="P21"><text:a xlink:type="simple" xlink:href="#__RefHeading__685_163877884">Технико‑экономические показатели<text:tab/>13</text:a></text:p>
          <text:p text:style-name="P21"><text:a xlink:type="simple" xlink:href="#__RefHeading__1181_128976759">Предполагаемая годовая потребность<text:tab/>13</text:a></text:p>
          <text:p text:style-name="P21"><text:a xlink:type="simple" xlink:href="#__RefHeading__1183_128976759">Экономические преимущества разработки<text:tab/>13</text:a></text:p>
          <text:p text:style-name="P21"><text:a xlink:type="simple" xlink:href="#__RefHeading__687_163877884">Стадии и этапы разработки<text:tab/>14</text:a></text:p>
          <text:p text:style-name="P21"><text:a xlink:type="simple" xlink:href="#__RefHeading__1185_128976759">Распределение ролей<text:tab/>15</text:a></text:p>
          <text:p text:style-name="P21"><text:a xlink:type="simple" xlink:href="#__RefHeading__689_163877884">Порядок контроля и приёмки<text:tab/>16</text:a></text:p>
          <text:p text:style-name="P21"><text:a xlink:type="simple" xlink:href="#__RefHeading__1187_128976759">Этапы работы<text:tab/>16</text:a></text:p>
          <text:p text:style-name="P21"><text:a xlink:type="simple" xlink:href="#__RefHeading__1189_128976759">Подготовительная работа<text:tab/>16</text:a></text:p>
          <text:p text:style-name="P21"><text:a xlink:type="simple" xlink:href="#__RefHeading__1191_128976759">Основная работа<text:tab/>16</text:a></text:p>
          <text:p text:style-name="P21"><text:a xlink:type="simple" xlink:href="#__RefHeading__1193_128976759">Завершение<text:tab/>17</text:a></text:p>
        </text:index-body>
      </text:table-of-content>
      <text:p text:style-name="ЕСПД_2f_Заголовок_20_раздела_20_без_20_номера"><text:bookmark-start text:name="__RefHeading__3971_163877884"/><text:span text:style-name="Основной_20_шрифт_20_абзаца"><text:span text:style-name="T1">Введение</text:span></text:span><text:bookmark-end text:name="__RefHeading__3971_163877884"/></text:p>
      <text:p text:style-name="Text_20_body"><text:span text:style-name="Основной_20_шрифт_20_абзаца"><text:span text:style-name="T27">Эффективное управление учебным процессом является одной из важнейших управленческих задач в вузе, которая охватывает большое количество лиц, вовлеченных в этот процесс - студентов, преподавателей, учебно-вспомогательного и административно-управленческого персонала, и прямо влияет на условия их работы и учебы. При этом нормативные документы, регламентирующие образовательную деятельность, оставляют большой простор при их реализации в условиях конкретного вуза. Учет всех имеющихся возможностей и их эффективная реализация требуют значительных трудозатрат со стороны управленческого персонала.</text:span></text:span></text:p>
      <text:p text:style-name="Text_20_body"><text:span text:style-name="Основной_20_шрифт_20_абзаца"><text:span text:style-name="T1"><text:s/>Наша программа поможет студентам и их родителям не задумываться о том, какое завтра расписание занятий. Достаточно будет открыть W</text:span></text:span><text:span text:style-name="Основной_20_шрифт_20_абзаца"><text:span text:style-name="T7">eb</text:span></text:span><text:span text:style-name="Основной_20_шрифт_20_абзаца"><text:span text:style-name="T1">-страницу или клиентское приложение, где будет автоматически публикацией актуального расписания с учётом предстоящих изменений в расписании.</text:span></text:span></text:p>
      <text:h text:style-name="ЕСПД_2f_Заголовок_20_раздела_20_с_20_номером" text:outline-level="1"><text:bookmark-start text:name="__RefHeading__661_163877884"/>Основания для разработки<text:bookmark-end text:name="__RefHeading__661_163877884"/></text:h>
      <text:p text:style-name="ЕСПД_2f_Абзац"/>
      <text:p text:style-name="ЕСПД_2f_Абзац"/>
      <text:p text:style-name="P17">Основаниями для разработки являются:</text:p>
      <text:h text:style-name="ЕСПД_2f_Перечисление_20_с_20_номером" text:outline-level="5">учебный план на 2013–2014 учебный год, утвержденный директором МПТ РГТЭУ А. В. Чуриловым;</text:h>
      <text:h text:style-name="ЕСПД_2f_Перечисление_20_с_20_номером" text:outline-level="5">график проведения учебной практики «Технология разработки программного обеспечения», утвержденный заместителем директора по производственному обучению Е. А. Ермашенко;</text:h>
      <text:h text:style-name="ЕСПД_2f_Перечисление_20_с_20_номером" text:outline-level="5">календарно-тематический план на учебную практику «Технология разработки программного обеспечения», утвержденный заместителем директора по учебной работе Д. А. Клоповым.</text:h>
      <text:h text:style-name="ЕСПД_2f_Заголовок_20_раздела_20_с_20_номером" text:outline-level="1"><text:bookmark-start text:name="__RefHeading__663_163877884"/>Назначение разработки<text:bookmark-end text:name="__RefHeading__663_163877884"/></text:h>
      <text:h text:style-name="ЕСПД_2f_Заголовок_20_подраздела" text:outline-level="2"><text:bookmark-start text:name="__RefHeading__1173_128976759"/>Функциональное назначение программы<text:bookmark-end text:name="__RefHeading__1173_128976759"/></text:h>
      <text:p text:style-name="P14">Функциональным назначением программного продукта является оповещение студентов об изменениях в расписании и предоставление возможности доступа к сервису с расписанием.</text:p>
      <text:h text:style-name="ЕСПД_2f_Заголовок_20_подраздела" text:outline-level="2"><text:bookmark-start text:name="__RefHeading__1175_128976759"/>Эксплуатационное назначение программы<text:bookmark-end text:name="__RefHeading__1175_128976759"/></text:h>
      <text:p text:style-name="ЕСПД_2f_Абзац"><text:span text:style-name="Основной_20_шрифт_20_абзаца"><text:span text:style-name="T1">Программа предназначена для студентов и сотрудников МПТ РГТЭУ, которым необходимо знать, какое расписание занятий сформировано на семестр.</text:span></text:span><text:span text:style-name="Основной_20_шрифт_20_абзаца"><text:span text:style-name="T44"> </text:span></text:span><text:span text:style-name="Основной_20_шрифт_20_абзаца"><text:span text:style-name="T1">Использование программы не предполагает возрастных ограничений.</text:span></text:span></text:p>
      <text:h text:style-name="ЕСПД_2f_Заголовок_20_раздела_20_с_20_номером" text:outline-level="1"><text:bookmark-start text:name="__RefHeading__665_163877884"/>Требования к программе или программному изделию<text:bookmark-end text:name="__RefHeading__665_163877884"/></text:h>
      <text:h text:style-name="ЕСПД_2f_Заголовок_20_подраздела" text:outline-level="2"><text:bookmark-start text:name="__RefHeading__1288_84041471"/>Требования к функциональным характеристикам<text:bookmark-end text:name="__RefHeading__1288_84041471"/></text:h>
      <text:p text:style-name="P14">Требованиями к функциональным характеристикам программного продукта являются:</text:p>
      <text:h text:style-name="ЕСПД_2f_Перечисление_20_с_20_дефисом" text:outline-level="6">ежедневная публикация актуального расписания на основании графика учебных занятий, хранящегося в базе данных;</text:h>
      <text:h text:style-name="ЕСПД_2f_Перечисление_20_с_20_дефисом" text:outline-level="6">возможность работы программного продукта на любых платформах, где есть доступ к Интернету и клиент HTTP;</text:h>
      <text:h text:style-name="ЕСПД_2f_Перечисление_20_с_20_дефисом" text:outline-level="6">возможность рассылки извещений об изменениях в расписании по корпоративной электронной почте.</text:h>
      <text:h text:style-name="ЕСПД_2f_Заголовок_20_пункта" text:outline-level="3"><text:bookmark-start text:name="__RefHeading__1290_84041471"/>Описание программы<text:bookmark-end text:name="__RefHeading__1290_84041471"/></text:h>
      <text:p text:style-name="ЕСПД_2f_Абзац"><text:span text:style-name="Основной_20_шрифт_20_абзаца"><text:span text:style-name="T24">Программа предоставляет собой интернет‑сервис, основной задачей которого является </text:span></text:span><text:span text:style-name="Основной_20_шрифт_20_абзаца"><text:span text:style-name="T34">предоставление</text:span></text:span><text:span text:style-name="Основной_20_шрифт_20_абзаца"><text:span text:style-name="T24"> актуального расписания в МПТ РГТЭУ. В любом месте, где есть доступ в Интернет, пользователь сможет узнать о расписании и изменениях в нём.</text:span></text:span></text:p>
      <text:h text:style-name="ЕСПД_2f_Заголовок_20_пункта" text:outline-level="3"><text:bookmark-start text:name="__RefHeading__1292_84041471"/>Требования к подсистеме импорта<text:bookmark-end text:name="__RefHeading__1292_84041471"/></text:h>
      <text:p text:style-name="ЕСПД_2f_Абзац">Расписание составляется сроком на семестр и оформляется в виде общего файла для всех <text:s/>групп в формате <text:span text:style-name="T36">XLS. </text:span><text:span text:style-name="T43">Данный формат предоставляет только монопольный доступ на редакирование.</text:span> </text:p>
      <text:p text:style-name="ЕСПД_2f_Абзац">Импорт информации должен осуществляться из файлов формата <text:span text:style-name="T36">XLS,</text:span><text:span text:style-name="T43">загружаемых пользователем через </text:span><text:span text:style-name="T36">Web-</text:span><text:span text:style-name="T43">интерфейс. </text:span>Извлекаемая информация может быть неполной (могут отсутствовать имя, отчество или инициалы преподавателей,название дициплины может быть указанно не в полной форме) или содержать опечатки в фамилиях, именах, отчествах.<text:span text:style-name="Основной_20_шрифт_20_абзаца"><text:span text:style-name="T24">Список </text:span></text:span><text:soft-page-break/><text:span text:style-name="Основной_20_шрифт_20_абзаца"><text:span text:style-name="T24">дисциплин и преподавателей устанавливается независимо от программы и размещается в хранилище. При синтаксическом анализе файла </text:span></text:span><text:span text:style-name="Основной_20_шрифт_20_абзаца"><text:span text:style-name="T33">XLS </text:span></text:span><text:span text:style-name="Основной_20_шрифт_20_абзаца"><text:span text:style-name="T34">программа обеспечивает сверху входных данных с эталонами в хранилище.</text:span></text:span></text:p>
      <text:h text:style-name="ЕСПД_2f_Заголовок_20_пункта" text:outline-level="3"><text:bookmark-start text:name="__RefHeading__1294_84041471"/><text:s/>Требования к модулю изменений расписания<text:bookmark-end text:name="__RefHeading__1294_84041471"/></text:h>
      <text:p text:style-name="ЕСПД_2f_Абзац"><text:span text:style-name="T24">Подсистема должна позволять осуществлять замену информации в расписании. В настроящее время изменение расписания осущетвляется добавлением отдельной </text:span><text:span text:style-name="T33">Web-</text:span><text:span text:style-name="T24">страницы с информацией об изменениях расписания, что неэкономно в плане использования лимитированного трафика на мобильных устройствах и создаёт условия для ошибочного информирования.</text:span><text:span text:style-name="Основной_20_шрифт_20_абзаца"><text:span text:style-name="T24"> </text:span></text:span></text:p>
      <text:p text:style-name="ЕСПД_2f_Абзац"><text:span text:style-name="Основной_20_шрифт_20_абзаца"><text:span text:style-name="T24">Подсистема состоит из 2 частей:</text:span></text:span></text:p>
      <text:h text:style-name="ЕСПД_2f_Перечисление_20_с_20_дефисом" text:outline-level="6"><text:span text:style-name="Основной_20_шрифт_20_абзаца"><text:span text:style-name="T24">серверная <text:s/></text:span></text:span><text:span text:style-name="Основной_20_шрифт_20_абзаца"><text:span text:style-name="T34">— </text:span></text:span><text:span text:style-name="Основной_20_шрифт_20_абзаца"><text:span text:style-name="T24">производит выборку текущего расписания из базы данных;</text:span></text:span></text:h>
      <text:h text:style-name="ЕСПД_2f_Перечисление_20_с_20_дефисом" text:outline-level="6"><text:span text:style-name="Основной_20_шрифт_20_абзаца"><text:span text:style-name="T34">к</text:span></text:span><text:span text:style-name="Основной_20_шрифт_20_абзаца"><text:span text:style-name="T33">лиентская </text:span></text:span><text:span text:style-name="Основной_20_шрифт_20_абзаца"><text:span text:style-name="T34">— п</text:span></text:span><text:span text:style-name="Основной_20_шрифт_20_абзаца"><text:span text:style-name="T33">озволяет</text:span></text:span><text:span text:style-name="Основной_20_шрифт_20_абзаца"><text:span text:style-name="T24"> изменить состав запланированных заранее занятий, производить замены без использования стороннего программного обеспечения. </text:span></text:span></text:h>
      <text:p text:style-name="P14">Программа включает в себя функции замены пар:</text:p>
      <text:h text:style-name="ЕСПД_2f_Перечисление_20_с_20_номером" text:outline-level="5">одиночная <text:span text:style-name="Основной_20_шрифт_20_абзаца"><text:span text:style-name="T34">—</text:span></text:span> преподаватель однократно не сможет провести занятие;</text:h>
      <text:h text:style-name="ЕСПД_2f_Перечисление_20_с_20_номером" text:outline-level="5"><text:span text:style-name="Основной_20_шрифт_20_абзаца"><text:span text:style-name="T34">м</text:span></text:span><text:span text:style-name="Основной_20_шрифт_20_абзаца"><text:span text:style-name="T24">ассовая </text:span></text:span><text:span text:style-name="Основной_20_шрифт_20_абзаца"><text:span text:style-name="T34">—</text:span></text:span><text:span text:style-name="Основной_20_шрифт_20_абзаца"><text:span text:style-name="T24"> преподаватель не сможет проводить несколько занятий.</text:span></text:span></text:h>
      <text:h text:style-name="ЕСПД_2f_Заголовок_20_пункта" text:outline-level="3"><text:bookmark-start text:name="__RefHeading__1296_84041471"/>Модуль экспорта полученной информации в Google Calendar<text:bookmark-end text:name="__RefHeading__1296_84041471"/></text:h>
      <text:p text:style-name="P20"><text:span text:style-name="T24"><text:tab/></text:span><text:span text:style-name="Основной_20_шрифт_20_абзаца"><text:span text:style-name="T24">У каждого студента МПТ РГТЭУ существует запись </text:span></text:span><text:span text:style-name="Основной_20_шрифт_20_абзаца"><text:span text:style-name="T33">Google</text:span></text:span><text:span text:style-name="Основной_20_шрифт_20_абзаца"><text:span text:style-name="T24"> </text:span></text:span><text:span text:style-name="Основной_20_шрифт_20_абзаца"><text:span text:style-name="T33">Account,</text:span></text:span><text:span text:style-name="Основной_20_шрифт_20_абзаца"><text:span text:style-name="T24"> наименование которых начинается с </text:span></text:span><text:span text:style-name="Основной_20_шрифт_20_абзаца"><text:span text:style-name="T33">st</text:span></text:span><text:span text:style-name="Основной_20_шрифт_20_абзаца"><text:span text:style-name="T24">_. Это облегчает рассылку студентам группы и преподавателям уведомлений о касающихся их изменениях занятий. Программа должна осуществлять экспорт</text:span></text:span><text:span text:style-name="T24"> расписания в Google Calendar с учётом изменения расписания.</text:span></text:p>
      <text:h text:style-name="ЕСПД_2f_Заголовок_20_пункта" text:outline-level="3"><text:bookmark-start text:name="__RefHeading__1298_84041471"/><text:soft-page-break/>Разделение прав доступа.<text:bookmark-end text:name="__RefHeading__1298_84041471"/></text:h>
      <text:p text:style-name="ЕСПД_2f_Абзац">В системы предусмотренны следующие группы пользователей</text:p>
      <text:h text:style-name="ЕСПД_2f_Перечисление_20_с_20_дефисом" text:outline-level="6">администратор;</text:h>
      <text:h text:style-name="ЕСПД_2f_Перечисление_20_с_20_дефисом" text:outline-level="6">модератор.</text:h>
      <text:h text:style-name="ЕСПД_2f_Перечисление_20_с_20_дефисом" text:outline-level="6">пользователь.</text:h>
      <text:p text:style-name="ЕСПД_2f_Абзац">Администратор занимается загрузкой файла семестрового с расписанием на сервер.</text:p>
      <text:p text:style-name="ЕСПД_2f_Абзац">Модератор обеспечивает контроль, отслеживает и публикует текущие изменения в расписании,оповещение студентов и преподавателей об изменениях.</text:p>
      <text:p text:style-name="ЕСПД_2f_Абзац">Пользователь имеет право просматривать содержимое и получать извещения об изменениях.</text:p>
      <text:h text:style-name="ЕСПД_2f_Заголовок_20_подраздела" text:outline-level="2"><text:bookmark-start text:name="__RefHeading__669_163877884"/>Требования к надёжности<text:bookmark-end text:name="__RefHeading__669_163877884"/></text:h>
      <text:p text:style-name="P14">Требованиями к надёжности программного продукта являются:</text:p>
      <text:h text:style-name="ЕСПД_2f_Перечисление_20_с_20_номером" text:outline-level="5"><text:span text:style-name="T43">и</text:span>спользование защищенного протокола передачи данных<text:span text:style-name="T36">(HTTPS)</text:span>;</text:h>
      <text:h text:style-name="ЕСПД_2f_Перечисление_20_с_20_номером" text:outline-level="5">использование разделение прав доступа(Администратор,п;</text:h>
      <text:h text:style-name="ЕСПД_2f_Перечисление_20_с_20_номером" text:outline-level="5">обеспечиваться защита информации на уровне приложения;</text:h>
      <text:h text:style-name="ЕСПД_2f_Перечисление_20_с_20_номером" text:outline-level="5">шифрование данных;</text:h>
      <text:h text:style-name="ЕСПД_2f_Перечисление_20_с_20_номером" text:outline-level="5">комплексный контроль целостности и правильности данных(В одной группе соответствует один преподаватель, по определённой дисциплине.)</text:h>
      <text:h text:style-name="ЕСПД_2f_Заголовок_20_подраздела" text:outline-level="2"><text:bookmark-start text:name="__RefHeading__671_163877884"/>Условия эксплуатации<text:bookmark-end text:name="__RefHeading__671_163877884"/></text:h>
      <text:p text:style-name="ЕСПД_2f_Абзац">Обслуживание ПО должен осуществлять персонал с квалификацией оператора ЭВМ.</text:p>
      <text:p text:style-name="ЕСПД_2f_Абзац"/>
      <text:p text:style-name="P19">Формировать расписание будет сотрудники учебной части с квалификацией оператор ЭВМ</text:p>
      <text:h text:style-name="ЕСПД_2f_Заголовок_20_подраздела" text:outline-level="2"><text:bookmark-start text:name="__RefHeading__673_163877884"/><text:soft-page-break/>Требования к составу и параметрам технических средств<text:bookmark-end text:name="__RefHeading__673_163877884"/></text:h>
      <text:p text:style-name="Table"><text:span text:style-name="Основной_20_шрифт_20_абзаца"><text:span text:style-name="T38">Таблица 1 </text:span></text:span><text:span text:style-name="Основной_20_шрифт_20_абзаца"><text:span text:style-name="T39">― С</text:span></text:span><text:span text:style-name="Основной_20_шрифт_20_абзаца"><text:span text:style-name="T38">остав и параметры технических средств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№</text:p>
          </table:table-cell>
          <table:table-cell table:style-name="Таблица3.A1" office:value-type="string">
            <text:p text:style-name="P1">Наименование</text:p>
          </table:table-cell>
          <table:table-cell table:style-name="Таблица3.C1" office:value-type="string">
            <text:p text:style-name="P1">Характеристики</text:p>
          </table:table-cell>
        </table:table-row>
        <table:table-row>
          <table:table-cell table:style-name="Таблица3.A2" office:value-type="string">
            <text:p text:style-name="P1">1</text:p>
          </table:table-cell>
          <table:table-cell table:style-name="Таблица3.A2" office:value-type="string">
            <text:p text:style-name="Table_20_Contents">Частота процессора</text:p>
          </table:table-cell>
          <table:table-cell table:style-name="Таблица3.C2" office:value-type="string">
            <text:p text:style-name="Table_20_Contents">2,8 ГГц</text:p>
          </table:table-cell>
        </table:table-row>
        <table:table-row>
          <table:table-cell table:style-name="Таблица3.A2" office:value-type="string">
            <text:p text:style-name="P1">2</text:p>
          </table:table-cell>
          <table:table-cell table:style-name="Таблица3.A2" office:value-type="string">
            <text:p text:style-name="Table_20_Contents">Объем видеопамяти</text:p>
          </table:table-cell>
          <table:table-cell table:style-name="Таблица3.C2" office:value-type="string">
            <text:p text:style-name="Table_20_Contents">64 МБ</text:p>
          </table:table-cell>
        </table:table-row>
        <table:table-row>
          <table:table-cell table:style-name="Таблица3.A2" office:value-type="string">
            <text:p text:style-name="P1">3</text:p>
          </table:table-cell>
          <table:table-cell table:style-name="Таблица3.A2" office:value-type="string">
            <text:p text:style-name="Table_20_Contents">Объем оперативной памяти</text:p>
          </table:table-cell>
          <table:table-cell table:style-name="Таблица3.C2" office:value-type="string">
            <text:p text:style-name="Table_20_Contents">256 МБ</text:p>
          </table:table-cell>
        </table:table-row>
        <table:table-row>
          <table:table-cell table:style-name="Таблица3.A2" office:value-type="string">
            <text:p text:style-name="P1">4</text:p>
          </table:table-cell>
          <table:table-cell table:style-name="Таблица3.A2" office:value-type="string">
            <text:p text:style-name="Table_20_Contents">Дисковое пространство</text:p>
          </table:table-cell>
          <table:table-cell table:style-name="Таблица3.C2" office:value-type="string">
            <text:p text:style-name="Table_20_Contents">50 МБ</text:p>
          </table:table-cell>
        </table:table-row>
        <table:table-row>
          <table:table-cell table:style-name="Таблица3.A2" office:value-type="string">
            <text:p text:style-name="P1">5</text:p>
          </table:table-cell>
          <table:table-cell table:style-name="Таблица3.A2" office:value-type="string">
            <text:p text:style-name="P8">Интернет</text:p>
          </table:table-cell>
          <table:table-cell table:style-name="Таблица3.C2" office:value-type="string">
            <text:p text:style-name="P8">1 Мбит/с</text:p>
          </table:table-cell>
        </table:table-row>
      </table:table>
      <text:p text:style-name="P14"/>
      <text:h text:style-name="ЕСПД_2f_Заголовок_20_подраздела" text:outline-level="2"><text:bookmark-start text:name="__RefHeading__675_163877884"/>Требования к информационной и программной совместимости<text:bookmark-end text:name="__RefHeading__675_163877884"/></text:h>
      <text:p text:style-name="Table"><text:span text:style-name="Основной_20_шрифт_20_абзаца"><text:span text:style-name="T38">Таблица 2 </text:span></text:span><text:span text:style-name="Основной_20_шрифт_20_абзаца"><text:span text:style-name="T39">― </text:span></text:span><text:span text:style-name="Основной_20_шрифт_20_абзаца"><text:span text:style-name="T38">Программные средства</text:span>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9">№</text:p>
          </table:table-cell>
          <table:table-cell table:style-name="Таблица4.A1" office:value-type="string">
            <text:p text:style-name="P9">Наименование</text:p>
          </table:table-cell>
          <table:table-cell table:style-name="Таблица4.C1" office:value-type="string">
            <text:p text:style-name="P9">Описание</text:p>
          </table:table-cell>
        </table:table-row>
        <table:table-row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8">Операционная система</text:p>
          </table:table-cell>
          <table:table-cell table:style-name="Таблица4.C2" office:value-type="string">
            <text:p text:style-name="P8">Windows/UNIX-подобные</text:p>
          </table:table-cell>
        </table:table-row>
        <table:table-row>
          <table:table-cell table:style-name="Таблица4.A2" office:value-type="string">
            <text:p text:style-name="P9">2</text:p>
          </table:table-cell>
          <table:table-cell table:style-name="Таблица4.A2" office:value-type="string">
            <text:p text:style-name="P8">Интегрированная среда разработки</text:p>
          </table:table-cell>
          <table:table-cell table:style-name="Таблица4.C2" office:value-type="string">
            <text:p text:style-name="P8">PyCharm, Visual Studio 2013</text:p>
          </table:table-cell>
        </table:table-row>
        <table:table-row>
          <table:table-cell table:style-name="Таблица4.A2" office:value-type="string">
            <text:p text:style-name="P9">3</text:p>
          </table:table-cell>
          <table:table-cell table:style-name="Таблица4.A2" office:value-type="string">
            <text:p text:style-name="P8">Офисное приложение</text:p>
          </table:table-cell>
          <table:table-cell table:style-name="Таблица4.C2" office:value-type="string">
            <text:p text:style-name="Table_20_Contents"><text:span text:style-name="Основной_20_шрифт_20_абзаца"><text:span text:style-name="T42">LibreOffice, OpenOffice</text:span></text:span><text:span text:style-name="Основной_20_шрифт_20_абзаца"><text:span text:style-name="T37">, MS Office.</text:span></text:span></text:p>
          </table:table-cell>
        </table:table-row>
        <table:table-row>
          <table:table-cell table:style-name="Таблица4.A2" office:value-type="string">
            <text:p text:style-name="P9">4</text:p>
          </table:table-cell>
          <table:table-cell table:style-name="Таблица4.A2" office:value-type="string">
            <text:p text:style-name="P8">Интерпретатор</text:p>
          </table:table-cell>
          <table:table-cell table:style-name="Таблица4.C2" office:value-type="string">
            <text:p text:style-name="P8">Python, C#</text:p>
          </table:table-cell>
        </table:table-row>
        <table:table-row>
          <table:table-cell table:style-name="Таблица4.A2" office:value-type="string">
            <text:p text:style-name="P9">5</text:p>
          </table:table-cell>
          <table:table-cell table:style-name="Таблица4.A2" office:value-type="string">
            <text:p text:style-name="P8">Веб-браузер</text:p>
          </table:table-cell>
          <table:table-cell table:style-name="Таблица4.C2" office:value-type="string">
            <text:p text:style-name="P10">Mozilla Firefox, Google Chrome, MS IE11, <text:s/>Apple Safari,Opera</text:p>
          </table:table-cell>
        </table:table-row>
      </table:table>
      <text:h text:style-name="ЕСПД_2f_Заголовок_20_подраздела" text:outline-level="2"><text:bookmark-start text:name="__RefHeading__677_163877884"/>Требования к маркировке и упаковке<text:bookmark-end text:name="__RefHeading__677_163877884"/></text:h>
      <text:p text:style-name="ЕСПД_2f_Абзац"><text:tab/><text:span text:style-name="Основной_20_шрифт_20_абзаца"><text:span text:style-name="T24">Программа поставляется в качестве </text:span></text:span><text:span text:style-name="Основной_20_шрифт_20_абзаца"><text:span text:style-name="T33">Web-</text:span></text:span><text:span text:style-name="Основной_20_шрифт_20_абзаца"><text:span text:style-name="T24">сервиса. Требования к маркировке и упаковке не предоставляются.</text:span></text:span></text:p>
      <text:h text:style-name="ЕСПД_2f_Заголовок_20_подраздела" text:outline-level="2"><text:bookmark-start text:name="__RefHeading__679_163877884"/><text:soft-page-break/>Требования к транспортированию и хранению<text:bookmark-end text:name="__RefHeading__679_163877884"/><text:bookmark text:name="__RefHeading__1651_1665083218"/></text:h>
      <text:p text:style-name="Text_20_body">К транспортированию и хранению документации предъявлены следующие требования:</text:p>
      <text:h text:style-name="ЕСПД_2f_Перечисление_20_с_20_номером" text:outline-level="5">подлинники программных документов, принимаемые на хранение, должны соответствовать требованиям ГОСТ 19.101-77 и правилам выполнения программных документов, выполненных печатным способом;</text:h>
      <text:h text:style-name="ЕСПД_2f_Перечисление_20_с_20_номером" text:outline-level="5">при приемке подлинников сотрудник отдела технической документации (бюро технической документации) проверяет, помимо требований, изложенных в ГОСТ 19.601-78, пригодность к микрофильмированию и наличие всех листов;</text:h>
      <text:h text:style-name="ЕСПД_2f_Перечисление_20_с_20_номером" text:outline-level="5">на документе, состоящем из нескольких листов, инвентарный номер указывают только на титульном (первом) листе.</text:h>
      <text:h text:style-name="ЕСПД_2f_Заголовок_20_подраздела" text:outline-level="2"><text:bookmark-start text:name="__RefHeading__1653_1665083218"/><text:bookmark-start text:name="__RefHeading__681_163877884"/>Специальные требования<text:bookmark-end text:name="__RefHeading__1653_1665083218"/><text:bookmark-end text:name="__RefHeading__681_163877884"/></text:h>
      <text:p text:style-name="P14">Специальные требования не выдвигаются.</text:p>
      <text:h text:style-name="ЕСПД_2f_Заголовок_20_раздела_20_с_20_номером" text:outline-level="1"><text:bookmark-start text:name="__RefHeading__683_163877884"/>Требования к программной документации<text:bookmark-end text:name="__RefHeading__683_163877884"/></text:h>
      <text:h text:style-name="ЕСПД_2f_Заголовок_20_подраздела" text:outline-level="2"><text:bookmark-start text:name="__RefHeading__1177_128976759"/>Предварительный состав программной документации<text:bookmark-end text:name="__RefHeading__1177_128976759"/></text:h>
      <text:p text:style-name="P14">Состав программной документации должен включать в себя:</text:p>
      <text:h text:style-name="ЕСПД_2f_Перечисление_20_с_20_номером" text:outline-level="5">техническая документация:</text:h>
      <text:h text:style-name="ЕСПД_2f_Перечисление_20_с_20_дефисом" text:outline-level="6">техническое задание;</text:h>
      <text:h text:style-name="ЕСПД_2f_Перечисление_20_с_20_дефисом" text:outline-level="6">пояснительная записка;</text:h>
      <text:h text:style-name="ЕСПД_2f_Перечисление_20_с_20_дефисом" text:outline-level="6">текст программы;</text:h>
      <text:h text:style-name="ЕСПД_2f_Перечисление_20_с_20_дефисом" text:outline-level="6">акт приемки;</text:h>
      <text:h text:style-name="ЕСПД_2f_Перечисление_20_с_20_номером" text:outline-level="5">эксплуатационная документация:</text:h>
      <text:h text:style-name="P22" text:outline-level="6">руководство пользователя;</text:h>
      <text:h text:style-name="ЕСПД_2f_Перечисление_20_с_20_номером" text:outline-level="5">учебная документация:</text:h>
      <text:h text:style-name="P22" text:outline-level="6">отчет по практике.</text:h>
      <text:h text:style-name="ЕСПД_2f_Заголовок_20_подраздела" text:outline-level="2"><text:bookmark-start text:name="__RefHeading__1179_128976759"/>Специальные требования к программной документации<text:bookmark-end text:name="__RefHeading__1179_128976759"/></text:h>
      <text:p text:style-name="P14">Техническое задание должно соответствовать ГОСТ 19-201-78 ЕСПД.</text:p>
      <text:p text:style-name="P14">Пояснительная записка должна соответствовать ГОСТ 19.404-79 ЕСПД.</text:p>
      <text:p text:style-name="P14">Руководство пользователя должно соответствовать ГОСТ 19.503-79 ЕСПД, 19.505-79 ЕСПД.</text:p>
      <text:p text:style-name="P14">Текст программы должен соответствовать ГОСТ 19.401-78 ЕСПД.</text:p>
      <text:p text:style-name="P14"/>
      <text:p text:style-name="P14"/>
      <text:h text:style-name="ЕСПД_2f_Заголовок_20_раздела_20_с_20_номером" text:outline-level="1"><text:bookmark-start text:name="__RefHeading__685_163877884"/>Технико‑экономические показатели<text:bookmark-end text:name="__RefHeading__685_163877884"/></text:h>
      <text:p text:style-name="P14"/>
      <text:p text:style-name="P14">Ориентировочная экономическая эффективность не рассчитывается.</text:p>
      <text:h text:style-name="ЕСПД_2f_Заголовок_20_подраздела" text:outline-level="2"><text:bookmark-start text:name="__RefHeading__1181_128976759"/>Предполагаемая годовая потребность<text:bookmark-end text:name="__RefHeading__1181_128976759"/></text:h>
      <text:p text:style-name="P16">Предполагаемое число использования программы в год – ежедневное работа программы <text:s/>на сервере.</text:p>
      <text:h text:style-name="ЕСПД_2f_Заголовок_20_подраздела" text:outline-level="2"><text:bookmark-start text:name="__RefHeading__1183_128976759"/>Экономические преимущества разработки<text:bookmark-end text:name="__RefHeading__1183_128976759"/></text:h>
      <text:p text:style-name="P16">Экономические преимущества разработки не рассчитываются.</text:p>
      <text:h text:style-name="ЕСПД_2f_Заголовок_20_раздела_20_с_20_номером" text:outline-level="1"><text:bookmark-start text:name="__RefHeading__687_163877884"/>Стадии и этапы разработки<text:bookmark-end text:name="__RefHeading__687_163877884"/></text:h>
      <text:p text:style-name="Table"><text:span text:style-name="T45">Таблица 3 </text:span><text:span text:style-name="Основной_20_шрифт_20_абзаца"><text:span text:style-name="T41">― С</text:span></text:span><text:span text:style-name="T45">тадии и этапы разработки</text:span>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4">№</text:p>
          </table:table-cell>
          <table:table-cell table:style-name="Таблица5.A1" office:value-type="string">
            <text:p text:style-name="P4">Этапы разработки</text:p>
          </table:table-cell>
          <table:table-cell table:style-name="Таблица5.A1" office:value-type="string">
            <text:p text:style-name="P4">Результат этапа</text:p>
          </table:table-cell>
          <table:table-cell table:style-name="Таблица5.A1" office:value-type="string">
            <text:p text:style-name="P4">Дата завершения этапа</text:p>
          </table:table-cell>
          <table:table-cell table:style-name="Таблица5.E1" office:value-type="string">
            <text:p text:style-name="P4">Разработчики</text:p>
          </table:table-cell>
        </table:table-row>
        <table:table-row>
          <table:table-cell table:style-name="Таблица5.A2" table:number-columns-spanned="5" office:value-type="string">
            <text:p text:style-name="P4">1. Подготовк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5.A3" office:value-type="string">
            <text:p text:style-name="P5">1.1</text:p>
          </table:table-cell>
          <table:table-cell table:style-name="Таблица5.A3" office:value-type="string">
            <text:p text:style-name="P5">Поиск заказчика</text:p>
          </table:table-cell>
          <table:table-cell table:style-name="Таблица5.A3" office:value-type="string">
            <text:p text:style-name="P5">Получение задания</text:p>
          </table:table-cell>
          <table:table-cell table:style-name="Таблица5.A3" office:value-type="string">
            <text:p text:style-name="P4">7 апреля 2014 года</text:p>
          </table:table-cell>
          <table:table-cell table:style-name="Таблица5.A2" office:value-type="string">
            <text:p text:style-name="P5">Байков С.</text:p>
          </table:table-cell>
        </table:table-row>
        <table:table-row>
          <table:table-cell table:style-name="Таблица5.A3" office:value-type="string">
            <text:p text:style-name="P5">1.2</text:p>
          </table:table-cell>
          <table:table-cell table:style-name="Таблица5.A3" office:value-type="string">
            <text:p text:style-name="P5">Знакомство с <text:s text:c="4"/></text:p>
            <text:p text:style-name="P5">предметной областью</text:p>
          </table:table-cell>
          <table:table-cell table:style-name="Таблица5.A3" office:value-type="string">
            <text:p text:style-name="P5">Получение представления о работе</text:p>
          </table:table-cell>
          <table:table-cell table:style-name="Таблица5.A3" office:value-type="string">
            <text:p text:style-name="P4">7 апреля 2014 года</text:p>
          </table:table-cell>
          <table:table-cell table:style-name="Таблица5.A2" office:value-type="string">
            <text:p text:style-name="P5">Мосеин П.</text:p>
          </table:table-cell>
        </table:table-row>
        <table:table-row>
          <table:table-cell table:style-name="Таблица5.A3" office:value-type="string">
            <text:p text:style-name="P5">1.3</text:p>
          </table:table-cell>
          <table:table-cell table:style-name="Таблица5.A3" office:value-type="string">
            <text:p text:style-name="P5">Подготовка технического задания</text:p>
          </table:table-cell>
          <table:table-cell table:style-name="Таблица5.A3" office:value-type="string">
            <text:p text:style-name="P5">Техническое задание</text:p>
          </table:table-cell>
          <table:table-cell table:style-name="Таблица5.A3" office:value-type="string">
            <text:p text:style-name="P4">7 апреля 2014 года</text:p>
          </table:table-cell>
          <table:table-cell table:style-name="Таблица5.A2" office:value-type="string">
            <text:p text:style-name="P5">Мосеин П.</text:p>
            <text:p text:style-name="P5">Байков С.</text:p>
          </table:table-cell>
        </table:table-row>
        <table:table-row>
          <table:table-cell table:style-name="Таблица5.A2" table:number-columns-spanned="5" office:value-type="string">
            <text:p text:style-name="P4">2. Моделирова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5.A3" office:value-type="string">
            <text:p text:style-name="P5">2.1</text:p>
          </table:table-cell>
          <table:table-cell table:style-name="Таблица5.A3" office:value-type="string">
            <text:p text:style-name="P5">Внешнее проектирование</text:p>
          </table:table-cell>
          <table:table-cell table:style-name="Таблица5.A3" office:value-type="string">
            <text:p text:style-name="P4">Внешняя спецификация</text:p>
          </table:table-cell>
          <table:table-cell table:style-name="Таблица5.A3" office:value-type="string">
            <text:p text:style-name="P4">До 10 апреля 2014 года</text:p>
          </table:table-cell>
          <table:table-cell table:style-name="Таблица5.A2" office:value-type="string">
            <text:p text:style-name="P5">Мосеин П.</text:p>
          </table:table-cell>
        </table:table-row>
        <table:table-row>
          <table:table-cell table:style-name="Таблица5.A3" office:value-type="string">
            <text:p text:style-name="P5">2.2</text:p>
          </table:table-cell>
          <table:table-cell table:style-name="Таблица5.A3" office:value-type="string">
            <text:p text:style-name="P5">Внутреннее проектирование</text:p>
          </table:table-cell>
          <table:table-cell table:style-name="Таблица5.A3" table:number-rows-spanned="2" office:value-type="string">
            <text:p text:style-name="P4">Пояснительная записка</text:p>
          </table:table-cell>
          <table:table-cell table:style-name="Таблица5.A3" table:number-rows-spanned="2" office:value-type="string">
            <text:p text:style-name="P4"/>
            <text:p text:style-name="P4">15 апреля</text:p>
            <text:p text:style-name="P4">2014 года</text:p>
          </table:table-cell>
          <table:table-cell table:style-name="Таблица5.A2" office:value-type="string">
            <text:p text:style-name="P5">Байков С.</text:p>
          </table:table-cell>
        </table:table-row>
        <table:table-row>
          <table:table-cell table:style-name="Таблица5.A3" office:value-type="string">
            <text:p text:style-name="P5">2.3</text:p>
          </table:table-cell>
          <table:table-cell table:style-name="Таблица5.A3" office:value-type="string">
            <text:p text:style-name="P5">Создание моделей</text:p>
          </table:table-cell>
          <table:covered-table-cell/>
          <table:covered-table-cell/>
          <table:table-cell table:style-name="Таблица5.A2" office:value-type="string">
            <text:p text:style-name="P5">Байков С.</text:p>
            <text:p text:style-name="P5">Мосеин П.</text:p>
          </table:table-cell>
        </table:table-row>
        <table:table-row>
          <table:table-cell table:style-name="Таблица5.A2" table:number-columns-spanned="5" office:value-type="string">
            <text:p text:style-name="P4">3. Реализация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5.A3" office:value-type="string">
            <text:p text:style-name="P5">3.1</text:p>
          </table:table-cell>
          <table:table-cell table:style-name="Таблица5.A3" office:value-type="string">
            <text:p text:style-name="P5">Разработка программы</text:p>
          </table:table-cell>
          <table:table-cell table:style-name="Таблица5.A3" office:value-type="string">
            <text:p text:style-name="P5">Исходный текст программы</text:p>
          </table:table-cell>
          <table:table-cell table:style-name="Таблица5.A3" office:value-type="string">
            <text:p text:style-name="P11">18 апреля 2014 года</text:p>
          </table:table-cell>
          <table:table-cell table:style-name="Таблица5.A2" office:value-type="string">
            <text:p text:style-name="P5">Байков С.</text:p>
            <text:p text:style-name="P5">Мосеин П.</text:p>
          </table:table-cell>
        </table:table-row>
        <table:table-row>
          <table:table-cell table:style-name="Таблица5.A3" office:value-type="string">
            <text:p text:style-name="P5">3.2</text:p>
          </table:table-cell>
          <table:table-cell table:style-name="Таблица5.A3" office:value-type="string">
            <text:p text:style-name="P5">Разработка тестов</text:p>
          </table:table-cell>
          <table:table-cell table:style-name="Таблица5.A3" office:value-type="string">
            <text:p text:style-name="P5">Тестовые наборы</text:p>
          </table:table-cell>
          <table:table-cell table:style-name="Таблица5.A3" office:value-type="string">
            <text:p text:style-name="P4">20 апреля 2014 года</text:p>
          </table:table-cell>
          <table:table-cell table:style-name="Таблица5.A2" office:value-type="string">
            <text:p text:style-name="P5">Байков С.</text:p>
          </table:table-cell>
        </table:table-row>
        <table:table-row>
          <table:table-cell table:style-name="Таблица5.A3" office:value-type="string">
            <text:p text:style-name="P5">3.3</text:p>
          </table:table-cell>
          <table:table-cell table:style-name="Таблица5.A3" office:value-type="string">
            <text:p text:style-name="P5">Статическое тестирование</text:p>
          </table:table-cell>
          <table:table-cell table:style-name="Таблица5.A3" office:value-type="string">
            <text:p text:style-name="P5">Исправленный исходный текст программы</text:p>
          </table:table-cell>
          <table:table-cell table:style-name="Таблица5.A3" office:value-type="string">
            <text:p text:style-name="P11">21 апреля 2014 года</text:p>
          </table:table-cell>
          <table:table-cell table:style-name="Таблица5.A2" office:value-type="string">
            <text:p text:style-name="P5">Байков С.</text:p>
          </table:table-cell>
        </table:table-row>
        <table:table-row>
          <table:table-cell table:style-name="Таблица5.A3" office:value-type="string">
            <text:p text:style-name="P5">3.4</text:p>
          </table:table-cell>
          <table:table-cell table:style-name="Таблица5.A3" office:value-type="string">
            <text:p text:style-name="P5">Динамическое тестирование</text:p>
          </table:table-cell>
          <table:table-cell table:style-name="Таблица5.A3" office:value-type="string">
            <text:p text:style-name="P5">Отлаженная программа, программный документ «Текст программы»</text:p>
          </table:table-cell>
          <table:table-cell table:style-name="Таблица5.A3" office:value-type="string">
            <text:p text:style-name="P11">22 апреля 2014 года</text:p>
          </table:table-cell>
          <table:table-cell table:style-name="Таблица5.A2" office:value-type="string">
            <text:p text:style-name="P5">Байков С.</text:p>
          </table:table-cell>
        </table:table-row>
        <table:table-row>
          <table:table-cell table:style-name="Таблица5.A3" office:value-type="string">
            <text:p text:style-name="P5">3.5</text:p>
          </table:table-cell>
          <table:table-cell table:style-name="Таблица5.A3" office:value-type="string">
            <text:p text:style-name="P18">Подготовка эксплуатационной документации</text:p>
          </table:table-cell>
          <table:table-cell table:style-name="Таблица5.A3" office:value-type="string">
            <text:p text:style-name="P18">Руководство пользователя.</text:p>
          </table:table-cell>
          <table:table-cell table:style-name="Таблица5.A3" office:value-type="string">
            <text:p text:style-name="P11">23 апреля 2014 года</text:p>
          </table:table-cell>
          <table:table-cell table:style-name="Таблица5.A2" office:value-type="string">
            <text:p text:style-name="P5">Мосеин П.</text:p>
          </table:table-cell>
        </table:table-row>
        <table:table-row>
          <table:table-cell table:style-name="Таблица5.A3" office:value-type="string">
            <text:p text:style-name="P5">3.6</text:p>
          </table:table-cell>
          <table:table-cell table:style-name="Таблица5.A3" office:value-type="string">
            <text:p text:style-name="P5">Подготовка учебной документации</text:p>
          </table:table-cell>
          <table:table-cell table:style-name="Таблица5.A3" office:value-type="string">
            <text:p text:style-name="P5">Отчет</text:p>
          </table:table-cell>
          <table:table-cell table:style-name="Таблица5.A3" office:value-type="string">
            <text:p text:style-name="P11">24 апреля 2014 года</text:p>
          </table:table-cell>
          <table:table-cell table:style-name="Таблица5.A2" office:value-type="string">
            <text:p text:style-name="P5">Мосеин П.</text:p>
          </table:table-cell>
        </table:table-row>
        <table:table-row>
          <table:table-cell table:style-name="Таблица5.A2" table:number-columns-spanned="5" office:value-type="string">
            <text:p text:style-name="P4">4. Развёртыва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5.A3" office:value-type="string">
            <text:p text:style-name="P5">4.1</text:p>
          </table:table-cell>
          <table:table-cell table:style-name="Таблица5.A3" office:value-type="string">
            <text:p text:style-name="P5">Демонстрация программного продукта руководителю</text:p>
          </table:table-cell>
          <table:table-cell table:style-name="Таблица5.A3" office:value-type="string">
            <text:p text:style-name="P5">Сдача практики</text:p>
          </table:table-cell>
          <table:table-cell table:style-name="Таблица5.A3" office:value-type="string">
            <text:p text:style-name="P1"><text:span text:style-name="Основной_20_шрифт_20_абзаца"><text:span text:style-name="T11">25 апреля </text:span></text:span><text:span text:style-name="Основной_20_шрифт_20_абзаца"><text:span text:style-name="T28">2014 года</text:span></text:span></text:p>
          </table:table-cell>
          <table:table-cell table:style-name="Таблица5.A2" office:value-type="string">
            <text:p text:style-name="P5">Байков С.</text:p>
            <text:p text:style-name="P5">Мосеин П.</text:p>
          </table:table-cell>
        </table:table-row>
        <table:table-row>
          <table:table-cell table:style-name="Таблица5.A3" office:value-type="string">
            <text:p text:style-name="P5">4.2</text:p>
          </table:table-cell>
          <table:table-cell table:style-name="Таблица5.A3" office:value-type="string">
            <text:p text:style-name="P5">Передача программного продукта заказчику</text:p>
          </table:table-cell>
          <table:table-cell table:style-name="Таблица5.A3" office:value-type="string">
            <text:p text:style-name="P5">Сдача практики</text:p>
          </table:table-cell>
          <table:table-cell table:style-name="Таблица5.A3" office:value-type="string">
            <text:p text:style-name="P1"><text:span text:style-name="Основной_20_шрифт_20_абзаца"><text:span text:style-name="T11">25 апреля </text:span></text:span><text:span text:style-name="Основной_20_шрифт_20_абзаца"><text:span text:style-name="T28">2014 года</text:span></text:span></text:p>
          </table:table-cell>
          <table:table-cell table:style-name="Таблица5.A2" office:value-type="string">
            <text:p text:style-name="P5">Байков С.</text:p>
            <text:p text:style-name="P5">Мосеин П.</text:p>
          </table:table-cell>
        </table:table-row>
      </table:table>
      <text:h text:style-name="ЕСПД_2f_Заголовок_20_раздела_20_с_20_номером" text:outline-level="1"><text:bookmark-start text:name="__RefHeading__1185_128976759"/>Распределение ролей<text:bookmark-end text:name="__RefHeading__1185_128976759"/></text:h>
      <text:p text:style-name="Table">Таблица 4 <text:span text:style-name="Основной_20_шрифт_20_абзаца"><text:span text:style-name="T40">― Р</text:span></text:span>аспределение ролей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row>
          <table:table-cell table:style-name="Таблица6.A1" office:value-type="string">
            <text:p text:style-name="P6">Разработчик</text:p>
          </table:table-cell>
          <table:table-cell table:style-name="Таблица6.A1" office:value-type="string">
            <text:p text:style-name="P6">Роль</text:p>
          </table:table-cell>
          <table:table-cell table:style-name="Таблица6.C1" office:value-type="string">
            <text:p text:style-name="P6">Подпись</text:p>
          </table:table-cell>
        </table:table-row>
        <table:table-row>
          <table:table-cell table:style-name="Таблица6.A2" office:value-type="string">
            <text:p text:style-name="P7">Мосеин П.</text:p>
          </table:table-cell>
          <table:table-cell table:style-name="Таблица6.A2" office:value-type="string">
            <text:p text:style-name="P7">Программист, архитектор, генератор идей, редактор.</text:p>
          </table:table-cell>
          <table:table-cell table:style-name="Таблица6.C2" office:value-type="string">
            <text:p text:style-name="P7"/>
          </table:table-cell>
        </table:table-row>
        <table:table-row>
          <table:table-cell table:style-name="Таблица6.A2" office:value-type="string">
            <text:p text:style-name="P7">Байков С.</text:p>
          </table:table-cell>
          <table:table-cell table:style-name="Таблица6.A2" office:value-type="string">
            <text:p text:style-name="P7">Программист, тестировщик, инструментальщик.</text:p>
          </table:table-cell>
          <table:table-cell table:style-name="Таблица6.C2" office:value-type="string">
            <text:p text:style-name="P7"/>
          </table:table-cell>
        </table:table-row>
      </table:table>
      <text:p text:style-name="P17"/>
      <text:h text:style-name="ЕСПД_2f_Заголовок_20_раздела_20_с_20_номером" text:outline-level="1"><text:bookmark-start text:name="__RefHeading__689_163877884"/>Порядок контроля и приёмки<text:bookmark-end text:name="__RefHeading__689_163877884"/></text:h>
      <text:h text:style-name="ЕСПД_2f_Заголовок_20_подраздела" text:outline-level="2"><text:bookmark-start text:name="__RefHeading__1187_128976759"/>Этапы работы<text:bookmark-end text:name="__RefHeading__1187_128976759"/></text:h>
      <text:p text:style-name="P17">Работа осуществляется в 3 этапа:</text:p>
      <text:h text:style-name="ЕСПД_2f_Перечисление_20_с_20_номером" text:outline-level="5">подготовительная работа:</text:h>
      <text:h text:style-name="ЕСПД_2f_Перечисление_20_с_20_дефисом" text:outline-level="6"><text:span text:style-name="Основной_20_шрифт_20_абзаца"><text:span text:style-name="T13">анализ предметной области;</text:span></text:span></text:h>
      <text:h text:style-name="ЕСПД_2f_Перечисление_20_с_20_дефисом" text:outline-level="6">разработка технического задания;</text:h>
      <text:h text:style-name="ЕСПД_2f_Перечисление_20_с_20_номером" text:outline-level="5"><text:s/>основная работа:</text:h>
      <text:h text:style-name="P23" text:outline-level="6">разработка пояснительной записки;</text:h>
      <text:h text:style-name="P22" text:outline-level="6">разработка ядра программы;</text:h>
      <text:h text:style-name="P22" text:outline-level="6">разработка сервисных элементов;</text:h>
      <text:h text:style-name="P23" text:outline-level="6">тестирование;</text:h>
      <text:h text:style-name="ЕСПД_2f_Перечисление_20_с_20_номером" text:outline-level="5">завершение:</text:h>
      <text:h text:style-name="P23" text:outline-level="6">оформление всей документации.</text:h>
      <text:p text:style-name="P15"/>
      <text:h text:style-name="ЕСПД_2f_Заголовок_20_подраздела" text:outline-level="2"><text:bookmark-start text:name="__RefHeading__1189_128976759"/><text:s/>Подготовительная работа<text:bookmark-end text:name="__RefHeading__1189_128976759"/></text:h>
      <text:p text:style-name="ЕСПД_2f_Абзац"><text:span text:style-name="Основной_20_шрифт_20_абзаца"><text:span text:style-name="T1">Перед </text:span></text:span><text:span text:style-name="Основной_20_шрифт_20_абзаца"><text:span text:style-name="T25">учебной</text:span></text:span><text:span text:style-name="Основной_20_шрифт_20_абзаца"><text:span text:style-name="T1"> практикой техническое задание должно быть согласованно с заказчиком и утверждено руководителем.</text:span></text:span></text:p>
      <text:h text:style-name="ЕСПД_2f_Заголовок_20_подраздела" text:outline-level="2"><text:bookmark-start text:name="__RefHeading__1191_128976759"/><text:s/>Основная работа<text:bookmark-end text:name="__RefHeading__1191_128976759"/></text:h>
      <text:p text:style-name="ЕСПД_2f_Абзац"><text:span text:style-name="Основной_20_шрифт_20_абзаца"><text:span text:style-name="T1">При выполнении основной работы бригада ежедневно отчитывается о проделанной работе перед руководителем практики и еженедельно — перед руководителем практики и заказчиком. В последнем случае отчет производится в форме устного доклада с презентацией.</text:span></text:span></text:p>
      <text:p text:style-name="P14"><text:soft-page-break/>Контроль за выполнением работы осуществляется руководителем практики.</text:p>
      <text:p text:style-name="P14">В случае замечаний (как со стороны заказчика, так и со стороны руководителя) бригадой рассматривается данное замечание, составляется анализ, вносятся изменения.</text:p>
      <text:h text:style-name="ЕСПД_2f_Заголовок_20_подраздела" text:outline-level="2"><text:bookmark-start text:name="__RefHeading__1193_128976759"/><text:s/>Завершение<text:bookmark-end text:name="__RefHeading__1193_128976759"/></text:h>
      <text:p text:style-name="P14">По завершении работы бригада согласовывает с заказчиком и руководителем практики свои результаты, оформляется акт приемки.</text:p>
      <text:p text:style-name="P14">Заказчику необходимо передать эксплуатационный пакет на машинном носителе;</text:p>
      <text:p text:style-name="P14">Заказчику передается:</text:p>
      <text:h text:style-name="P23" text:outline-level="6">руководство пользователя в печатном виде;</text:h>
      <text:p text:style-name="P15">Руководителю практики необходимо представить:</text:p>
      <text:h text:style-name="ЕСПД_2f_Перечисление_20_с_20_номером" text:outline-level="5">в печатном сброшюрованном виде:</text:h>
      <text:h text:style-name="P23" text:outline-level="6">отчет по практике;</text:h>
      <text:h text:style-name="P23" text:outline-level="6">техническое задание;</text:h>
      <text:h text:style-name="P23" text:outline-level="6">пояснительная записка;</text:h>
      <text:h text:style-name="P23" text:outline-level="6">текст программы;</text:h>
      <text:h text:style-name="P23" text:outline-level="6">руководство пользователя;</text:h>
      <text:h text:style-name="P23" text:outline-level="6">акт приемки;</text:h>
      <text:h text:style-name="P23" text:outline-level="6">рецензия (не менее двух).</text:h>
      <text:h text:style-name="ЕСПД_2f_Перечисление_20_с_20_номером" text:outline-level="5"><text:s/>на оптическом носителе информации:</text:h>
      <text:h text:style-name="P23" text:outline-level="6">полный комплект документации;</text:h>
      <text:h text:style-name="ЕСПД_2f_Перечисление_20_с_20_дефисом" text:outline-level="6"><text:span text:style-name="Основной_20_шрифт_20_абзаца"><text:span text:style-name="T12">исходный текст программы;</text:span></text:span></text:h>
      <text:h text:style-name="ЕСПД_2f_Перечисление_20_с_20_дефисом" text:outline-level="6"><text:span text:style-name="Основной_20_шрифт_20_абзаца"><text:span text:style-name="T12">программа в форме, готовой к выполнению.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font-size="12.5pt" style:font-size-asian="12.5pt" fo:hyphenate="false"/>
    </style:style>
    <style:style style:name="ЕСПД_2f_Заголовок_20_раздела_20_с_20_номером" style:display-name="ЕСПД/Заголовок раздела с номером" style:family="paragraph" style:parent-style-name="ЕСПД_2f_Не_20_использовать_2f_Заголовок_20_по_20_центру" style:next-style-name="ЕСПД_2f_Абзац" style:default-outline-level="1">
      <style:paragraph-properties fo:margin-top="0in" fo:margin-bottom="0in" style:contextual-spacing="false" fo:hyphenation-ladder-count="no-limit"/>
      <style:text-properties fo:hyphenate="false"/>
    </style:style>
    <style:style style:name="ЕСПД_2f_Заголовок_20_подраздела" style:display-name="ЕСПД/Заголовок подраздела" style:family="paragraph" style:parent-style-name="ЕСПД_2f_Не_20_использовать_2f_Заголовок" style:next-style-name="ЕСПД_2f_Абзац" style:default-outline-level="2">
      <style:paragraph-properties fo:margin-left="0in" fo:margin-right="0in" fo:text-align="justify" style:justify-single-word="false" fo:hyphenation-ladder-count="no-limit" fo:text-indent="0.3543in" style:auto-text-indent="false"/>
      <style:text-properties fo:hyphenate="false"/>
    </style:style>
    <style:style style:name="ЕСПД_2f_Заголовок_20_пункта" style:display-name="ЕСПД/Заголовок пункта" style:family="paragraph" style:parent-style-name="ЕСПД_2f_Не_20_использовать_2f_Заголовок" style:default-outline-level="3">
      <style:paragraph-properties fo:hyphenation-ladder-count="no-limit"/>
      <style:text-properties fo:hyphenate="false"/>
    </style:style>
    <style:style style:name="ЕСПД_2f_Заголовок_20_подпункта" style:display-name="ЕСПД/Заголовок подпункта" style:family="paragraph" style:parent-style-name="ЕСПД_2f_Не_20_использовать_2f_Заголовок" style:next-style-name="ЕСПД_2f_Абзац" style:default-outline-level="4">
      <style:paragraph-properties fo:hyphenation-ladder-count="no-limit"/>
      <style:text-properties fo:hyphenate="false"/>
    </style:style>
    <style:style style:name="ЕСПД_2f_Перечисление_20_с_20_номером" style:display-name="ЕСПД/Перечисление с номером" style:family="paragraph" style:parent-style-name="Standard" style:default-outline-level="5">
      <style:paragraph-properties fo:margin-left="0in" fo:margin-right="0in" fo:text-align="justify" style:justify-single-word="false" fo:hyphenation-ladder-count="no-limit" fo:text-indent="0.3543in" style:auto-text-indent="false"/>
      <style:text-properties fo:hyphenate="true"/>
    </style:style>
    <style:style style:name="ЕСПД_2f_Перечисление_20_с_20_дефисом" style:display-name="ЕСПД/Перечисление с дефисом" style:family="paragraph" style:parent-style-name="ЕСПД_2f_Абзац" style:default-outline-level="6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text-align="justify" style:justify-single-word="false" fo:hyphenation-ladder-count="no-limit" fo:text-indent="0.3543in" style:auto-text-indent="false"/>
      <style:text-properties fo:hyphenate="tru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Название_20_объекта" style:next-style-name="Text_20_body" style:default-outline-level="1" style:list-style-name="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Название_20_объекта" style:next-style-name="Text_20_body" style:default-outline-level="2" style:list-style-name="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Название_20_объекта" style:next-style-name="Text_20_body" style:default-outline-level="3" style:list-style-name="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Название_20_объекта" style:next-style-name="Text_20_body" style:default-outline-level="4" style:list-style-name="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Название_20_объекта" style:next-style-name="Text_20_body" style:default-outline-level="5" style:list-style-name="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Название_20_объекта" style:next-style-name="Text_20_body" style:default-outline-level="6" style:list-style-name="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Название_20_объекта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Название_20_объекта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Название_20_объекта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Caption" style:family="paragraph" style:parent-style-name="Standard" style:next-style-name="Text_20_body" style:class="extra">
      <style:paragraph-properties fo:margin-top="0.1665in" fo:margin-bottom="0.0835in" style:contextual-spacing="false" fo:text-align="center" style:justify-single-word="false" fo:hyphenation-ladder-count="no-limit" fo:keep-with-next="always"/>
      <style:text-properties style:font-name="Arial" fo:font-family="Arial" style:font-family-generic="swiss" style:font-pitch="variable" fo:font-size="28pt" fo:font-weight="bold" style:font-name-asian="Microsoft YaHei" style:font-family-asian="'Microsoft YaHei'" style:font-family-generic-asian="swiss" style:font-pitch-asian="variable" style:font-size-asian="28pt" style:font-weight-asian="bold" style:font-name-complex="Mangal1" style:font-family-complex="Mangal" style:font-family-generic-complex="roman" style:font-pitch-complex="variable" style:font-size-complex="28pt" style:font-weight-complex="bold" fo:hyphenate="false"/>
    </style:style>
    <style:style style:name="Subtitle" style:family="paragraph" style:parent-style-name="Название_20_объекта" style:next-style-name="Text_20_body" style:class="chapter">
      <style:paragraph-properties fo:text-align="center" style:justify-single-word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ЕСПД_2f_Абзац" style:display-name="ЕСПД/Абзац" style:family="paragraph" style:parent-style-name="Standard">
      <style:paragraph-properties fo:margin-left="0in" fo:margin-right="0in" fo:text-align="justify" style:justify-single-word="false" fo:hyphenation-ladder-count="no-limit" fo:text-indent="0.3543in" style:auto-text-indent="false"/>
      <style:text-properties fo:hyphenate="true"/>
    </style:style>
    <style:style style:name="Header" style:family="paragraph" style:parent-style-name="Standard" style:class="extra">
      <style:paragraph-properties fo:text-align="center" style:justify-single-word="false"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ЕСПД_2f_Заголовок_20_содержания" style:display-name="ЕСПД/Заголовок содержания" style:family="paragraph" style:parent-style-name="ЕСПД_2f_Не_20_использовать_2f_Заголовок_20_по_20_центру" style:next-style-name="ЕСПД_2f_Абзац">
      <style:paragraph-properties fo:hyphenation-ladder-count="no-limit"/>
      <style:text-properties fo:font-size="10.5pt" style:font-size-asian="10.5pt" fo:hyphenate="false"/>
    </style:style>
    <style:style style:name="ЕСПД_2f_Заголовок_20_аннотации" style:display-name="ЕСПД/Заголовок аннотации" style:family="paragraph" style:parent-style-name="ЕСПД_2f_Не_20_использовать_2f_Заголовок_20_по_20_центру" style:next-style-name="ЕСПД_2f_Абзац">
      <style:paragraph-properties fo:hyphenation-ladder-count="no-limit"/>
      <style:text-properties fo:hyphenate="false"/>
    </style:style>
    <style:style style:name="ЕСПД_2f_Заголовок_20_раздела_20_без_20_номера" style:display-name="ЕСПД/Заголовок раздела без номера" style:family="paragraph" style:parent-style-name="ЕСПД_2f_Не_20_использовать_2f_Заголовок_20_по_20_центру" style:next-style-name="ЕСПД_2f_Абзац">
      <style:paragraph-properties fo:margin-top="0in" fo:margin-bottom="0.5311in" style:contextual-spacing="false" fo:hyphenation-ladder-count="no-limit"/>
      <style:text-properties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7.0866in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8902in" style:type="right" style:leader-style="dotted" style:leader-text="."/>
        </style:tab-stops>
      </style:paragraph-properties>
      <style:text-properties fo:hyphenate="false"/>
    </style:style>
    <style:style style:name="ЕСПД_2f_Подпункт" style:display-name="ЕСПД/Подпункт" style:family="paragraph" style:parent-style-name="ЕСПД_2f_Абзац">
      <style:paragraph-properties fo:hyphenation-ladder-count="no-limit"/>
      <style:text-properties fo:hyphenate="true"/>
    </style:style>
    <style:style style:name="ЕСПД_2f_Пункт" style:display-name="ЕСПД/Пункт" style:family="paragraph" style:parent-style-name="ЕСПД_2f_Абзац">
      <style:paragraph-properties fo:hyphenation-ladder-count="no-limit" fo:keep-with-next="always"/>
      <style:text-properties fo:hyphenate="true"/>
    </style:style>
    <style:style style:name="Heading_20_10" style:display-name="Heading 10" style:family="paragraph" style:parent-style-name="Название_20_объекта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ЕСПД_2f_Не_20_использовать_2f_Заголовок" style:display-name="ЕСПД/Не использовать/Заголовок" style:family="paragraph" style:parent-style-name="Standard" style:next-style-name="ЕСПД_2f_Абзац">
      <style:paragraph-properties fo:margin-top="0.7126in" fo:margin-bottom="0.5311in" style:contextual-spacing="false" fo:hyphenation-ladder-count="no-limit" fo:keep-with-next="always"/>
      <style:text-properties fo:hyphenate="false"/>
    </style:style>
    <style:style style:name="ЕСПД_2f_Не_20_использовать_2f_Заголовок_20_по_20_центру" style:display-name="ЕСПД/Не использовать/Заголовок по центру" style:family="paragraph" style:parent-style-name="ЕСПД_2f_Не_20_использовать_2f_Заголовок" style:next-style-name="ЕСПД_2f_Абзац">
      <style:paragraph-properties fo:margin-top="0in" fo:margin-bottom="0in" style:contextual-spacing="false" fo:text-align="center" style:justify-single-word="false" fo:hyphenation-ladder-count="no-limit" fo:break-before="page"/>
      <style:text-properties fo:text-transform="uppercase" fo:hyphenate="false"/>
    </style:style>
    <style:style style:name="ЕСПДРаздел" style:family="paragraph" style:parent-style-name="Standard" style:next-style-name="Text_20_body">
      <style:paragraph-properties fo:text-align="center" style:justify-single-word="false" fo:hyphenation-ladder-count="no-limit"/>
      <style:text-properties fo:text-transform="uppercas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able" style:family="paragraph" style:parent-style-name="Название_20_объекта" style:class="extra">
      <style:paragraph-properties fo:hyphenation-ladder-count="no-limit"/>
      <style:text-properties fo:font-size="12.5pt" style:font-size-asian="12.5pt" fo:hyphenate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hyphenation-ladder-count="no-limit" fo:text-indent="-0.25in" style:auto-text-indent="false">
        <style:tab-stops/>
      </style:paragraph-properties>
      <style:text-properties fo:hyphenate="false"/>
    </style:style>
    <style:style style:name="Contents_20_Heading" style:display-name="Contents Heading" style:family="paragraph" style:parent-style-name="Caption" style:class="index">
      <style:paragraph-properties fo:hyphenation-ladder-count="no-limit" text:number-lines="false" text:line-number="0"/>
      <style:text-properties fo:font-size="16pt" style:font-size-asian="16pt" style:font-size-complex="16pt" fo:hyphenate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hyphenation-ladder-count="no-limit" fo:text-indent="0in" style:auto-text-indent="false">
        <style:tab-stops/>
      </style:paragraph-properties>
      <style:text-properties fo:hyphenate="tru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Обычный_20__28_веб_29_" style:display-name="Обычный (веб)" style:family="paragraph" style:parent-style-name="Обычный">
      <style:paragraph-properties fo:margin-top="0.0693in" fo:margin-bottom="0.0693in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apple-converted-space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suffix=". " style:num-format="1" text:display-levels="3">
        <style:list-level-properties text:space-before="0.3543in"/>
      </text:outline-level-style>
      <text:outline-level-style text:level="4" style:num-suffix=". " style:num-format="1" text:display-levels="4">
        <style:list-level-properties text:space-before="0.3543in"/>
      </text:outline-level-style>
      <text:outline-level-style text:level="5" style:num-suffix=") " style:num-format="1">
        <style:list-level-properties/>
      </text:outline-level-style>
      <text:outline-level-style text:level="6" style:num-prefix="-" style:num-format="">
        <style:list-level-properties text:min-label-distance="0.1575in"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_5f_3" style:display-name="WW_OutlineListStyle_3">
      <text:list-level-style-number text:level="1" style:num-suffix=". " style:num-format="1">
        <style:list-level-properties/>
      </text:list-level-style-number>
      <text:list-level-style-number text:level="2" style:num-suffix=". " style:num-format="1" text:display-levels="2">
        <style:list-level-properties/>
      </text:list-level-style-number>
      <text:list-level-style-number text:level="3" style:num-suffix=". " style:num-format="1" text:display-levels="3">
        <style:list-level-properties text:space-before="0.3543in"/>
      </text:list-level-style-number>
      <text:list-level-style-number text:level="4" style:num-suffix=". " style:num-format="1" text:display-levels="4">
        <style:list-level-properties text:space-before="0.3543in"/>
      </text:list-level-style-number>
      <text:list-level-style-number text:level="5" style:num-suffix=") " style:num-format="1">
        <style:list-level-properties/>
      </text:list-level-style-number>
      <text:list-level-style-number text:level="6" style:num-prefix="-" style:num-suffix=" 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)" style:num-format="1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)" style:num-format="1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)" style:num-format="1">
        <style:list-level-properties/>
      </text:list-level-style-number>
      <text:list-level-style-number text:level="6" style:num-prefix="‑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</style:style>
    <style:style style:name="MT1" style:family="text">
      <style:text-properties style:font-name="Times New Roman" fo:font-size="10.5pt" style:font-size-asian="10.5pt" style:font-size-complex="10.5pt"/>
    </style:style>
    <style:style style:name="MT2" style:family="text">
      <style:text-properties fo:color="#000000" style:font-name="Times New Roman" fo:font-size="10.5pt" style:font-size-asian="10.5pt" style:font-size-complex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3937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-0.3035in" fo:margin-left="0in" fo:margin-right="0in" fo:margin-bottom="0in" style:dynamic-spacing="true"/>
      </style:header-style>
      <style:footer-style>
        <style:header-footer-properties fo:min-height="-0.3035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3937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page-number text:select-page="current">17</text:page-number></text:p>
        <text:p text:style-name="MP1"><text:span text:style-name="Основной_20_шрифт_20_абзаца"><text:span text:style-name="MT1">МПТ РГТЭУ.П329-ПР.ТРПО </text:span></text:span><text:span text:style-name="Основной_20_шрифт_20_абзаца"><text:span text:style-name="MT2">03</text:span></text:span><text:span text:style-name="Основной_20_шрифт_20_абзаца"><text:span text:style-name="MT1"> 14</text:span></text:span></text:p>
      </style:header>
      <style:footer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>Техническое задание</dc:title>
    <meta:initial-creator>Байков Сём</meta:initial-creator>
    <meta:creation-date>2014-04-24T08:36:00Z</meta:creation-date>
    <dc:date>2014-04-28T15:30:20.037892958</dc:date>
    <meta:editing-cycles>8</meta:editing-cycles>
    <meta:editing-duration>PT2H22M23S</meta:editing-duration>
    <meta:document-statistic meta:table-count="6" meta:image-count="0" meta:object-count="0" meta:page-count="17" meta:paragraph-count="332" meta:word-count="1830" meta:character-count="14762" meta:non-whitespace-character-count="13274"/>
    <meta:template xlink:type="simple" xlink:actuate="onRequest" xlink:title="" xlink:href="Normal"/>
  </office:meta>
</office:document-meta>
</file>